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écdotas del madito nerd</text:p>
      <text:p text:style-name="P1"/>
      <text:p text:style-name="P1">Torpeza</text:p>
      <text:p text:style-name="Standard"/>
      <text:p text:style-name="Standard">El maldito nerd tipeaba enérgicamente contra su teclado. Uno a uno los comandos volaban hacia el cyberespacio y traían sus respuestas. Ejecutaba complejas consultas sobre complejas bases de datos. Armaba túneles encriptados con minucioso cuidado a través de redes no seguras. Con quirúrgica delicadeza se movía entre los enlaces que forman Internet. Era un discreto espía, un hábil ninja, era el Indiana Jones de los servidores, el Spiderman de la world wide web, un Tarzán en esa selva.</text:p>
      <text:p text:style-name="Standard"/>
      <text:p text:style-name="Standard">Un enter final y con aire de satisfacción cruzó sus manos por detrás de su nuca reclinándose levemente para contemplar su obra finalizada.</text:p>
      <text:p text:style-name="Standard"/>
      <text:p text:style-name="Standard">Cuando apartó la vista de la pantalla vio su taza de café y estiró el brazo para tomarla. Falto de coordinación motriz, el movimiento le salió más veloz de lo que esperaba y como un robot tonto le dio de lleno a la taza desparramando el líquido caliente arriba de su teclado.</text:p>
      <text:p text:style-name="Standard"/>
      <text:p text:style-name="Standard">Pegándose la frente contra el escritorio, se volvió a preguntar por qué era tan <text:span text:style-name="T1">torpe</text:span> en el mundo físico.</text:p>
      <text:p text:style-name="Standard"/>
      <text:p text:style-name="P1">El pez no nada fuera del agua </text:p>
      <text:p text:style-name="Standard"/>
      <text:p text:style-name="Standard">Su atención fue llamada poderosamente por un ícono en la parte superior derecha de la pantalla de la notebook. El maldito nerd, a regañadientes, se levantó de su silla y caminó con una idea fija. Cuando llegó a la habitación se sintió confundido. No recordaba qué hacía ahí. Sin nada mejor que hacer, se encogió de hombros y volvió a su silla Confort-x (pasaba 18 horas frente a la pantalla, se merecía un buen asiento). Cuando se sentó, volvió a ver el ícono y recordó por qué se había levantado. Maldita falta del concentración. Refunfuñando levantó su cuerpo que se sentía pesado a pesar de estar constituido por no más de 65 kilogramos de carne humana. Llegó a la habitación y nuevamente se sintió confundido. </text:p>
      <text:p text:style-name="Standard">Repitió el ritual unas cinco veces antes de que su notebook se quede definitivamente sin energía; y no llegó a buscar el cargador.</text:p>
      <text:p text:style-name="Standard"/>
      <text:p text:style-name="P2">amantelatino18@...</text:p>
      <text:p text:style-name="Standard"/>
      <text:p text:style-name="Standard">Luego de realizar algunas intrusiones ilegales, el maldito nerd tuvo algunos asuntos que arreglar con la justicia por lo que decidió asesorarse con profesionales. La abogada le pidió su dirección de correo electrónico para mandarle algunos documentos. Con una sonrisa torpe se excusó luego de deletreársela: “me la hice cuando era chico... y me quedó”. “No te preocupes, a todos nos pasó”.</text:p>
      <text:p text:style-name="Standard"/>
      <text:p text:style-name="Standard">Casi se cae de la silla cuando recibió la documentación. Remitente: sexy8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5T11:17:07</meta:creation-date>
    <meta:editing-duration>PT00H01M41S</meta:editing-duration>
    <meta:editing-cycles>2</meta:editing-cycles>
    <meta:generator>OpenOffice.org/3.2$Unix OpenOffice.org_project/320m12$Build-9483</meta:generator>
    <meta:initial-creator>jjconti </meta:initial-creator>
    <meta:document-statistic meta:table-count="0" meta:image-count="0" meta:object-count="0" meta:page-count="1" meta:paragraph-count="12" meta:word-count="409" meta:character-count="2396"/>
    <dc:date>2012-03-25T11:18:47</dc:date>
    <dc:creator>jjconti </dc:creator>
  </office:meta>
</office:document-meta>
</file>